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9a2"/>
    </style:style>
    <style:style style:name="P2" style:family="paragraph" style:parent-style-name="Standard">
      <style:text-properties officeooo:rsid="001069a2" officeooo:paragraph-rsid="001069a2"/>
    </style:style>
    <style:style style:name="P3" style:family="paragraph" style:parent-style-name="Standard">
      <style:text-properties officeooo:rsid="00113566" officeooo:paragraph-rsid="00113566"/>
    </style:style>
    <style:style style:name="P4" style:family="paragraph" style:parent-style-name="Standard">
      <style:text-properties officeooo:rsid="00126513" officeooo:paragraph-rsid="00126513"/>
    </style:style>
    <style:style style:name="T1" style:family="text">
      <style:text-properties officeooo:rsid="00107f62"/>
    </style:style>
    <style:style style:name="T2" style:family="text">
      <style:text-properties officeooo:rsid="00122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a 11 - Distribuições customizadas</text:p>
      <text:p text:style-name="P1"/>
      <text:p text:style-name="P2">Yocto Buildroot</text:p>
      <text:p text:style-name="P2"/>
      <text:p text:style-name="P2">Pedro Jacob Favoreto</text:p>
      <text:p text:style-name="P2"/>
      <text:p text:style-name="P2">Questão 1</text:p>
      <text:p text:style-name="P2"/>
      <text:p text:style-name="P2">a) Anatomia de um software embarcado a partir de uma distribuição Linux</text:p>
      <text:p text:style-name="P2"/>
      <text:p text:style-name="P2">A distribuição Linux embarcada se difere das outras distribuições em relação ao tamanho reduzido, menor quantidade de módulos, menor processamento e consequentemente ideal para aplicações dedicadas. Este tipo de distribuição pode ser dividida nas seguintes partes:</text:p>
      <text:p text:style-name="P2"/>
      <text:p text:style-name="P2">- Hardware: peça essencial para qual o sistema deve ser compilado para ser executado na arquitetura <text:span text:style-name="T1">específica da CPU;</text:span></text:p>
      <text:p text:style-name="P2"/>
      <text:p text:style-name="P2">- <text:span text:style-name="T1">Bootloader: primeiro programa a ser executado durante a inicialização do hardware, sendo responsavel pela inicialização básica do sistema, incluindo carregamento e execução do kernel Linux</text:span></text:p>
      <text:p text:style-name="P2"/>
      <text:p text:style-name="P2">- <text:span text:style-name="T1">Kernel Linux: núcleo do sistema operacional e é responsável pelo gerenciamento hardware. Exporta os serviços para as aplicações do usuário, comumente conhecido por realizar a interface entre o sistema operacional e o hardware.</text:span></text:p>
      <text:p text:style-name="P2"/>
      <text:p text:style-name="P3">- Rootfs: é o sistema de arquivos os quais possuem as bibliotecas do sistema para uso dos serviços exportados pelo kernel e bibliotecas de aplicação do usuário.</text:p>
      <text:p text:style-name="P3"/>
      <text:p text:style-name="P3">- Toolchain: apesar de não construir a arquitetura de software do sistema em execução, esta é essencial ser delineada, pois é um conjunto de ferramentas utilizadas em uma máquina hospedeira (host) para gerar artefatos de software do sistema para uma máquina alvo, atendendo as especificações de cada arquitetura alvo e as necessidades do usuário</text:p>
      <text:p text:style-name="P3"/>
      <text:p text:style-name="P3"/>
      <text:p text:style-name="P3"/>
      <text:p text:style-name="P3">b) <text:span text:style-name="T2">O projeto Yocto é um projeto que prove ferramentas para a criação de um sistema Linux personalisado para sistemas embarcados independente da arquitetura de hardware. Ele possibilita a utilização de processadores de várias plataformas e diferentes arquiteturas. Os componentes desse projeto podem ser usados para projetar, desenvolver, construir, debugar, simular e testar completamente uma pilha de softwares embarcados composta pelo kernel do Linux, o próprio sistema Linux, X Window System, Gnome, Mobile-based application framework e o Qt framework.</text:span></text:p>
      <text:p text:style-name="P3"/>
      <text:p text:style-name="P4">c) As etapas de criação de uma aplicação customizada com o projeto Yocto são: baixar o código fonte, aplicar os patches, configurar e compilar, analisar o resultado e trabalhar na divisão das dependências a partir do conceito de camada, gerar pacotes, realização de testes para garantir a qualidade dos pacotes gerados, gerar feed de pacotes e gerar a imagem final do rootfs.</text:p>
      <text:p text:style-name="P4"/>
      <text:p text:style-name="P4"/>
      <text:p text:style-name="P4"/>
      <text:p text:style-name="P4"><text:soft-page-break/>2) b) O buildroot <text:s/>é um projeto utilizado para auxiliar e automatizar a criação de distribuições Linux embarcads. Suas principais vantagens são a grande variedade de pacotes ótima documentação, ótima estabilidade, permitindo compilação de grandes ou pequenos projetos embarcados. No entanto, apresenta muitos problemas de compilação e depuração e apesar de poder ser instalado em vários dispositivos, só funciona bem com algumas distribuições de ponta.</text:p>
      <text:p text:style-name="P4"/>
      <text:p text:style-name="P4">c) <text:s/>As etapas de criação de uma aplicação customizada com o projeto Buildroot são: instalação do buildroot na máquina hospedeira rodando algumas distribuições Linux, especificar uma plataforma alvo para a compilação, escolha do toolchain, do bootloader, a versão do kernel Linux e as customização para os rootfs. Após isto, é feito a geração das imagens e a definição do tipo de sistema de arquivos juntamente com a porta serial de comunic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15" meta:word-count="497" meta:character-count="3284" meta:non-whitespace-character-count="2800"/>
  </office:meta>
</office:document-meta>
</file>